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Heading_20_3">
      <style:text-properties style:text-underline-style="solid" style:text-underline-width="auto" style:text-und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Informe de la Práctica Profesional Supervisada</text:p>
      <text:p text:style-name="P3"/>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Alumno: Leandro Mársó</text:p>
      <text:p text:style-name="P2">Matrícula: 199804286</text:p>
      <text:p text:style-name="P2">Cátedra: Práctica Profesional Supervisada</text:p>
      <text:p text:style-name="P2">Fecha: Septiembre 2014</text:p>
      <text:h text:style-name="Heading_20_3" text:outline-level="3"><text:soft-page-break/>Objetivo </text:h>
      <text:p text:style-name="Standard">El objetivo planteado fué desarrollar <text:span text:style-name="T4">celdas paramétricas </text:span><text:span text:style-name="T5">que</text:span> nos permiten realizar instancias </text:p>
      <text:p text:style-name="Standard">customizadas de layout analógico de forma gráfica. Las celdas son: Inversor, Espejo </text:p>
      <text:p text:style-name="Standard">de corriente, cargas activas, par diferencial, carga resistiva y capacitores de bypass. Los parámetros para cada celda pueden ser la cantidad de elementos, dimensiones físicas, forma de interconexionado, etc.</text:p>
      <text:p text:style-name="Standard">En este informe se detalla todo lo realizado que incluía una primera etapa para la capacitación en la herramienta de CAD y el lenguaje de programación que se utiliza para extender el uso del mismo. Y una segunda etapa de programación y testeo de las celdas.</text:p>
      <text:p text:style-name="P1"/>
      <text:h text:style-name="Heading_20_3" text:outline-level="3">Introducción</text:h>
      <text:p text:style-name="Standard">Se comenzó con el estudio de la tecnología disponible y las herramientas necesarias. </text:p>
      <text:p text:style-name="Standard">Para la <text:span text:style-name="T1">realización</text:span> del Layout analógico, se utilizó la herramienta <text:bookmark text:name="VirtuosoLayoutSuiteSKILLReference"/><text:span text:style-name="T3">Virtuoso Layout Suite</text:span> de Cadence. Esta permite crear las máscaras (layout en inglés) para implementar el circuito partiendo del diseño especificado en un plano esquemático que detalla los elementos (transistores, capacitores y resistencias), las dimensiones de los mismos y cómo están interconectados.</text:p>
      <text:p text:style-name="Standard"/>
      <text:p text:style-name="Standard">Se analizaron varios circuitos que ya habían sido realizados de forma manual, para de esta forma captar las reglas utilizadas por diseñadores expertos en layouts de alta velocidad (10GHz). Se realizaron varios circuitos de forma manual para luego realizar la extracción de parásitos (capacitores y resistores) que surgen en la implementación real del conexionado del circuito. Vale destacar que el diseño manual del layout analógico es posible ya que la cantidad de elementos utilizados es altamente reducida, comparados con los circuitos digitales. Pero además es necesario ya que de esta forma se logran resultados que minimizan el área utilizada y los parásitos introducidos por el interconexionado.</text:p>
      <text:p text:style-name="Standard"/>
      <text:p text:style-name="Standard"/>
      <text:p text:style-name="Standard">Dependiendo de la complejidad del circuito analógico y sus requerimientos de velocidad, consumo de potencia y área ocupada, este proceso de crear el layout puede llevar muchos días. Es por esa razón que se busca poder automatizar este proceso, por medio de la programación en un lenguaje <text:s/>de extensión del CAD utilizado. En el caso de Virtuoso, el lenguaje que se puede utilizar es una variante de LISP llamada <text:span text:style-name="T3">SKILL</text:span>.</text:p>
      <text:p text:style-name="Standard">Este lenguaje contiene librerías que nos permiten operar sobre los archivos de tecnología, para por ejemplo obtener las reglas de diseño (DRC por sus siglas en inglés) y utilizarlas en la programación. También tiene funciones que nos permite acceder a toda la base de datos del conjunto de diseños, reglas y modelos definidos para el proceso de fabricación (usualmente denominado <text:span text:style-name="T4">Design Kit</text:span>). </text:p>
      <text:p text:style-name="Standard">Las primeras funciones que se programaron con este lenguaje fueron para crear atajos de teclado (<text:span text:style-name="T4">shortcuts</text:span>) que facilitan acciones realizadas frecuentemente. Por ejemplo presionando un número se ocultan todas las capas y se muestra únicamente la capa que le fué asignada a ese número. Además de estas funciones, se realizaron un conjunto de funciones que facilitan el uso de la herramienta.</text:p>
      <text:p text:style-name="Standard"/>
      <text:p text:style-name="Standard">Luego fué necesario estudiar la documentación disponible sobre la tecnología denominada <text:span text:style-name="T3">Component Description Format (CDF)</text:span><text:span text:style-name="T6">,</text:span><text:span text:style-name="T3"> </text:span><text:span text:style-name="T6">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2">parametrizadas</text:span><text:span text:style-name="T6">)</text:span> <text:s text:c="2"/></text:p>
      <text:p text:style-name="Standard"/>
      <text:p text:style-name="Standard"/>
      <text:p text:style-name="Standard"/>
      <text:p text:style-name="Standard"/>
      <text:h text:style-name="Heading_20_3" text:outline-level="3"><text:soft-page-break/>Celdas Paramétricas (Pcells)</text:h>
      <text:p text:style-name="Standard">Una celda paramétrica, o Pcell, es una celda gráfica programable que nos permite crear instancas de layout customizadas cada vez que se usan. Como mencionamos anteriormente, estas celdas se programan en SKILL y el resultado final una vez usadas es la vista de layout de la celda utilizada.</text:p>
      <text:p text:style-name="Standard">Las ventajas de las pcells son:</text:p>
      <text:p text:style-name="Standard"/>
      <text:p text:style-name="Standard">Aumenta la velocidad de la creación del layout al eliminar la necesidad de crear versiones duplicadas de una misma parte funcional.</text:p>
      <text:p text:style-name="Standard">Elimina errores que resultan de mantener múltiple versiones de la misma celda</text:p>
      <text:p text:style-name="Standard"/>
      <text:p text:style-name="Standard">Desde de el punto de vista del diseñador del circuito, son importantes las pcells porque:</text:p>
      <text:list xml:id="list1685982207" text:style-name="L2">
        <text:list-item>
          <text:p text:style-name="P7">Conseguimos la estimación de parásitos y área utilizada mas rápido.</text:p>
        </text:list-item>
      </text:list>
      <text:p text:style-name="Standard"/>
      <text:p text:style-name="Standard">Desde el punto de vista del diseñador de layout:</text:p>
      <text:list xml:id="list1703117853" text:style-name="L3">
        <text:list-item>
          <text:p text:style-name="P8">Reduce las tareas repetitivas </text:p>
        </text:list-item>
        <text:list-item>
          <text:p text:style-name="P8">Permite explorar mas alternativas de floorplan</text:p>
        </text:list-item>
        <text:list-item>
          <text:p text:style-name="P8">El mayor tiempo se dedica a optimizar el layout</text:p>
        </text:list-item>
        <text:list-item>
          <text:p text:style-name="P8">Es múy fácil hacer un redimensionamiento de los circuitos</text:p>
        </text:list-item>
        <text:list-item>
          <text:p text:style-name="P8">Disminuyen los problemas de LVS (Layout Vs. Schematic)</text:p>
        </text:list-item>
        <text:list-item>
          <text:p text:style-name="P8">Las Pcells están libres de error de DRC.</text:p>
          <text:p text:style-name="P8"/>
        </text:list-item>
      </text:list>
      <text:p text:style-name="Standard"/>
      <text:h text:style-name="Heading_20_2" text:outline-level="2">Resultados</text:h>
      <text:p text:style-name="Text_20_body"/>
      <text:h text:style-name="Heading_20_3" text:outline-level="3">Atajos de teclado (<text:span text:style-name="T4">shortcuts</text:span>) personalizados</text:h>
      <text:p text:style-name="P10">Expandimos el conjunto de <text:span text:style-name="T4">shortcuts</text:span> para incluir acciones que se repiten frecuentemente, y así ahorrar tiempo. Por ejemplo:</text:p>
      <text:list xml:id="list738108586" text:style-name="L1">
        <text:list-item>
          <text:p text:style-name="P11">Mostrar/esconder diferentes capas al mismo tiempo, muy útil para cuando se quiere ver/esconder algunas capas de layout.</text:p>
        </text:list-item>
        <text:list-item>
          <text:p text:style-name="P11">Evitar usar el menú de opciones para lanzar tareas.</text:p>
        </text:list-item>
      </text:list>
      <text:p text:style-name="P10"/>
      <text:p text:style-name="P10">Un ejemplo que se logra con sólo 2 toques de teclados.</text:p>
      <text:p text:style-name="Text_20_body">(Figura...)</text:p>
      <text:p text:style-name="Text_20_body"/>
      <text:p text:style-name="Text_20_body">Inversor</text:p>
      <text:p text:style-name="Text_20_body">(Figura...)</text:p>
      <text:p text:style-name="Standard"/>
      <text:p text:style-name="Standard">Capacitores de desacoplo (Bypass Caps)</text:p>
      <text:p text:style-name="Standard"/>
      <text:p text:style-name="Standard"/>
      <text:p text:style-name="Standard"/>
      <text:p text:style-name="Standard"/>
      <text:p text:style-name="Standard"/>
      <text:p text:style-name="Standard"><text:soft-page-break/></text:p>
      <text:p text:style-name="Standard"/>
      <text:p text:style-name="Text_20_body">Esta celda se usa en bloques de alto nivel de gerarquía para rellenar todo lo mas posible con estos capacitores.</text:p>
      <text:p text:style-name="Text_20_body">Los parametros de esta celda son:</text:p>
      <text:p text:style-name="Text_20_body">row: Es el número de capacitores en el eje X.</text:p>
      <text:p text:style-name="Text_20_body">column: Es el número de capacitores en el eje Y.</text:p>
      <text:p text:style-name="Text_20_body">(Figura...)</text:p>
      <text:p text:style-name="Text_20_body">Ejemplo: row = 15; column = 15. Notar que se realiza automáticamente un anillo con contactos a bulk cada 10 capacitores.</text:p>
      <text:p text:style-name="Text_20_body">(Figura...)</text:p>
      <text:p text:style-name="Text_20_body">Mostramos la misma celda escondiendo algunas capas para resaltar cómo se logra un conexionado automático de los metales usados para crear una grilla de VDD y VSS.</text:p>
      <text:p text:style-name="Text_20_body">(Figura...)</text:p>
      <text:p text:style-name="Text_20_body"/>
      <text:p text:style-name="Text_20_body">Cárga resistiva</text:p>
      <text:p text:style-name="Text_20_body">Esta celda tiene los siguientes parámetros:</text:p>
      <text:p text:style-name="Text_20_body">The Resistor load has the following parameters:</text:p>
      <text:p text:style-name="Text_20_body">Width</text:p>
      <text:p text:style-name="Text_20_body">Length</text:p>
      <text:p text:style-name="Text_20_body">Segment spacing: Distancia entre los segmentos del resistor.</text:p>
      <text:p text:style-name="Text_20_body">Number of segments: número de segmentos de los resistores</text:p>
      <text:p text:style-name="Text_20_body">Cont columns: columnas de contactos a poly en ambos lado del resistor</text:p>
      <text:p text:style-name="Text_20_body">Separation between resistors: Separación entre resistores.</text:p>
      <text:p text:style-name="Standard"/>
      <text:p text:style-name="Standard">Figura...</text:p>
      <text:p text:style-name="Standard"/>
      <text:p text:style-name="Standard">Par diferencial</text:p>
      <text:p text:style-name="Standard">Parámetros:</text:p>
      <text:p text:style-name="Standard">Tipo de transistor</text:p>
      <text:p text:style-name="Standard">Ancho y largo del canal del transistor</text:p>
      <text:p text:style-name="Standard">Separación de las vias a bulk</text:p>
      <text:p text:style-name="Standard">Separación del drenador</text:p>
      <text:p text:style-name="Standard">Separación de las compuertas</text:p>
      <text:p text:style-name="Standard">Interconexión opcional de las compuertas</text:p>
      <text:p text:style-name="Standard">Numero de columnas de transistores</text:p>
      <text:p text:style-name="Standard"/>
      <text:p text:style-name="Standard"/>
      <text:p text:style-name="Standard">Figura...</text:p>
      <text:p text:style-name="Standard"/>
      <text:p text:style-name="Standard">Espejo de corriente y cargas activa</text:p>
      <text:h text:style-name="P12" text:outline-level="3">Conclusiones</text:h>
      <text:p text:style-name="Standard">Algunas de estas celdas fueron utilizadas exitosamente en el diseño de circuitos de alta velocidad. <text:soft-page-break/>Surgieron problemas con las herramientas de DRC y LVS pero fueron solucionados.</text:p>
      <text:p text:style-name="Standard">Se puede utilizar un sistema de revisión de versiones para mantener estas celdas.</text:p>
      <text:p text:style-name="Standard"/>
      <text:p text:style-name="P1">Trabajo a futuro</text:p>
      <text:p text:style-name="Standard">Modificar el código de las celdas para que se puedan usar otros procesos tecnológicos, ya que estos marcan las reglas de DRC.</text:p>
      <text:p text:style-name="Standard">Corregir bugs y errores encontrados</text:p>
      <text:p text:style-name="Standard">Agregar mas características a las Pcells, por ejemplo dummies opcionales, o hacer implementaciones mas generales.</text:p>
      <text:p text:style-name="Standard">Realizar una limpieza del códio para permitir la portabilidad de las Pcells</text:p>
      <text:p text:style-name="Standard">Crear circuitos funcionales más complejos utilizando las pcells ya disponibles.</text:p>
      <text:p text:style-name="P1"/>
      <text:p text:style-name="P1">Mejoras futuras</text:p>
      <text:p text:style-name="Standard">Crear vistas de esquemático para las pcells ya creadas</text:p>
      <text:p text:style-name="Standard">Analizar otros lenguajes disponibles para escribir pcells:</text:p>
      <text:p text:style-name="Standard">SKILL++: Lenguaje orientado a objetos para trabajar con las herramientas de Cadence.</text:p>
      <text:p text:style-name="Standard">Python: Utilizado para crear PyCells, para trabajar con las herramientas de Synops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09-21T21:14:23</dc:date>
    <dc:creator>lean </dc:creator>
    <meta:editing-duration>P1DT17H6M29S</meta:editing-duration>
    <meta:editing-cycles>18</meta:editing-cycles>
    <meta:generator>LibreOffice/3.5$Linux_x86 LibreOffice_project/350m1$Build-2</meta:generator>
    <meta:document-statistic meta:table-count="0" meta:image-count="0" meta:object-count="0" meta:page-count="5" meta:paragraph-count="87" meta:word-count="1137" meta:character-count="7366" meta:non-whitespace-character-count="6311"/>
  </office:meta>
</office:document-meta>
</file>